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, Sprint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, Cermonial sacrifice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4:44:47.485346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0M3S</meta:editing-duration>
    <meta:editing-cycles>64</meta:editing-cycles>
    <meta:generator>LibreOffice/5.0.3.2$Linux_X86_64 LibreOffice_project/00m0$Build-2</meta:generator>
    <dc:date>2016-03-10T04:52:03.871337727</dc:date>
    <dc:creator>Bunners 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